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Charter1"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style:font-name="Bitstream Charter"/>
    </style:style>
    <style:style style:name="P2" style:family="paragraph" style:parent-style-name="Text_20_body">
      <style:text-properties style:font-name="Bitstream Charter"/>
    </style:style>
    <style:style style:name="P3" style:family="paragraph" style:parent-style-name="Text_20_body">
      <style:text-properties officeooo:rsid="000430d5" officeooo:paragraph-rsid="000430d5"/>
    </style:style>
    <style:style style:name="P4" style:family="paragraph" style:parent-style-name="Text_20_body">
      <style:text-properties officeooo:rsid="000430d5" officeooo:paragraph-rsid="0004889a"/>
    </style:style>
    <style:style style:name="P5" style:family="paragraph" style:parent-style-name="Text_20_body">
      <style:text-properties officeooo:rsid="0004889a" officeooo:paragraph-rsid="0004889a"/>
    </style:style>
    <style:style style:name="P6" style:family="paragraph" style:parent-style-name="Text_20_body" style:list-style-name="L1">
      <style:text-properties fo:font-style="normal" officeooo:rsid="0004889a" officeooo:paragraph-rsid="0004889a" style:font-style-asian="normal" style:font-style-complex="normal"/>
    </style:style>
    <style:style style:name="P7" style:family="paragraph" style:parent-style-name="Text_20_body" style:list-style-name="L2">
      <style:text-properties fo:font-style="normal" officeooo:rsid="0004889a" officeooo:paragraph-rsid="0004889a" style:font-style-asian="normal" style:font-style-complex="normal"/>
    </style:style>
    <style:style style:name="P8" style:family="paragraph" style:parent-style-name="Text_20_body">
      <style:text-properties officeooo:rsid="0004ee2c" officeooo:paragraph-rsid="0004ee2c"/>
    </style:style>
    <style:style style:name="P9" style:family="paragraph" style:parent-style-name="Text_20_body">
      <style:text-properties officeooo:rsid="0008b60f" officeooo:paragraph-rsid="0008b60f"/>
    </style:style>
    <style:style style:name="P10" style:family="paragraph" style:parent-style-name="Text_20_body">
      <style:text-properties officeooo:paragraph-rsid="0008b60f"/>
    </style:style>
    <style:style style:name="P11" style:family="paragraph" style:parent-style-name="Text_20_body">
      <style:text-properties officeooo:rsid="000a96ec" officeooo:paragraph-rsid="000a96ec"/>
    </style:style>
    <style:style style:name="P12" style:family="paragraph" style:parent-style-name="Code">
      <style:text-properties fo:font-style="normal" officeooo:rsid="0004889a" officeooo:paragraph-rsid="0004889a" style:font-style-asian="normal" style:font-style-complex="normal"/>
    </style:style>
    <style:style style:name="P13" style:family="paragraph" style:parent-style-name="Code">
      <style:text-properties officeooo:paragraph-rsid="0008b60f"/>
    </style:style>
    <style:style style:name="T1" style:family="text">
      <style:text-properties officeooo:rsid="000430d5"/>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04889a"/>
    </style:style>
    <style:style style:name="T5" style:family="text">
      <style:text-properties officeooo:rsid="0004ee2c"/>
    </style:style>
    <style:style style:name="T6" style:family="text">
      <style:text-properties officeooo:rsid="0008b60f"/>
    </style:style>
    <style:style style:name="T7" style:family="text">
      <style:text-properties fo:font-style="normal" style:font-style-asian="normal" style:font-style-complex="normal"/>
    </style:style>
    <style:style style:name="T8" style:family="text">
      <style:text-properties officeooo:rsid="0009568f"/>
    </style:style>
    <style:style style:name="T9" style:family="text">
      <style:text-properties officeooo:rsid="000a96ec"/>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T SSH</text:p>
      <text:p text:style-name="P2"/>
      <text:h text:style-name="Heading_20_1" text:outline-level="1">I. Installation</text:h>
      <text:p text:style-name="P3">ssh est installé par défaut dans une distribution Debian. Pour les autres distributions :</text:p>
      <text:p text:style-name="Code"># apt install ssh-server</text:p>
      <text:p text:style-name="Code"># apt install ssh</text:p>
      <text:h text:style-name="Heading_20_1" text:outline-level="1">II. Utilisation</text:h>
      <text:h text:style-name="Heading_20_2" text:outline-level="2">Connection <text:span text:style-name="T1">ssh</text:span></text:h>
      <text:p text:style-name="P4">Ssh utilise par défaut le port 22. C<text:span text:style-name="T4">e</text:span>pendant il n’est pas conseillé de gardé ce port pour des raisons de sécurité. Il faut donc changé le port par défaut de ssh. La configuration du serveur ssh se fait grâce au fichier <text:span text:style-name="T4">a un fichier de conf. Il y a deux fichiers de conf :</text:span></text:p>
      <text:list xml:id="list6592739943590044398" text:style-name="L1">
        <text:list-item>
          <text:p text:style-name="P6">Un pour le serveur </text:p>
        </text:list-item>
      </text:list>
      <text:p text:style-name="Code">/etc/ssh/ssh<text:span text:style-name="T4">d</text:span>_config.</text:p>
      <text:list xml:id="list7001750186842699666" text:style-name="L2">
        <text:list-item>
          <text:p text:style-name="P7">Un pour le client</text:p>
        </text:list-item>
      </text:list>
      <text:p text:style-name="P12">/etc/ssh/ssh_config.</text:p>
      <text:p text:style-name="P5">Ex : Si le serveur utilise le port 23, le client devrau utiliser le port 23. Ce n’est pas obligatoire mais cela permet d’éviter de devoir spécifié le port a chaque connexion ssh.</text:p>
      <text:h text:style-name="Heading_20_2" text:outline-level="2">Configuration du routeur (Box)</text:h>
      <text:p text:style-name="P5">La plupart du temps, une machine est situé derrière un routeur. C’est le cas sur un réseau domestique, nos machine sont situées derrière un modem/routeur (box). En effet, nos machine ont toutes la même adresse ip « <text:span text:style-name="T5">externe ». </text:span>Sachant cela, il est nécessaire de mettre en place une règle NAT sur le routeur pour rediriger la requête ssh vers la bonne machine.</text:p>
      <text:p text:style-name="Citation"><text:span text:style-name="T4">NAT : </text:span>En réseau informatique, on dit qu'un routeur fait du network address translation (NAT) (« traduction d'adresse réseau » - voir la section « traduction » ou « translation ») lorsqu'il fait correspondre des adresses IP à d'autres adresses IP. En particulier, un cas courant est de permettre à des machines disposant d'adresses qui font partie d'un intranet et ne sont ni uniques ni routables à l'échelle d'Internet, de communiquer avec le reste d'Internet en semblant utiliser des adresses externes uniques et routables.</text:p>
      <text:p text:style-name="P8">Le principe est de rediriger la requête ssh vers la bonne machine en fonction du port utilisé. Pour se faire, il faut ajouter deux règles NAT à notre routeur.</text:p>
      <text:p text:style-name="P8"/>
      <text:h text:style-name="Heading_20_2" text:outline-level="2"><text:soft-page-break/>Utilisation</text:h>
      <text:h text:style-name="Heading_20_3" text:outline-level="3"><text:span text:style-name="T6">Connexion</text:span> a la machine distance via ssh</text:h>
      <text:p text:style-name="Code"># ssh nom_user@ip_public_machine -p port</text:p>
      <text:p text:style-name="P9">Cela ouvre un terminal sur la machine distante.</text:p>
      <text:h text:style-name="Heading_20_3" text:outline-level="3">Copier des fichiers d’une machine a l’autre <text:span text:style-name="T6">(scp)</text:span></text:h>
      <text:p text:style-name="Text_20_body">SCP est le nom d'une commande fournis par le paquet "<text:span text:style-name="T2">openssh</text:span>-<text:span text:style-name="T2">client</text:span>". La commande permet de façon très simple d'échanger des fichiers et des dossiers entre un client SSH et un serveur SSH.</text:p>
      <text:p text:style-name="P10"><text:span text:style-name="T6">L'utilisation de la commande SCP permet de rapidement prendre et envoyer des fichiers en ligne de commande entre machines Linux.</text:span></text:p>
      <text:p text:style-name="Code"># scp <text:span text:style-name="T6">-r -P port </text:span>/<text:span text:style-name="T6">path</text:span>/<text:span text:style-name="T6">to</text:span>/<text:span text:style-name="T6">file</text:span>/ <text:a xlink:type="simple" xlink:href="mailto:user_name@ip_machine_distance" text:style-name="Internet_20_link" text:visited-style-name="Visited_20_Internet_20_Link"><text:span text:style-name="T6">user_name</text:span></text:a><text:a xlink:type="simple" xlink:href="mailto:user_name@ip_machine_distance" text:style-name="Internet_20_link" text:visited-style-name="Visited_20_Internet_20_Link">@</text:a><text:a xlink:type="simple" xlink:href="mailto:user_name@ip_machine_distance" text:style-name="Internet_20_link" text:visited-style-name="Visited_20_Internet_20_Link"><text:span text:style-name="T6">ip_machine_distance</text:span></text:a>:/<text:span text:style-name="T6">path</text:span>/<text:span text:style-name="T6">to</text:span>/<text:span text:style-name="T6">destination</text:span></text:p>
      <text:p text:style-name="P13"># scp <text:span text:style-name="T6">-r -P port </text:span><text:a xlink:type="simple" xlink:href="mailto:user_name@ip_machine_distance" text:style-name="Internet_20_link" text:visited-style-name="Visited_20_Internet_20_Link"><text:span text:style-name="T6">user_name@ip_machine_distance</text:span></text:a><text:span text:style-name="T6">:/path/to/file </text:span>/<text:span text:style-name="T6">path</text:span>/<text:span text:style-name="T6">to</text:span>/<text:span text:style-name="T6">destination</text:span>/ </text:p>
      <text:p text:style-name="P9">L’argument -r comme pour la commande <text:span text:style-name="T3">cp </text:span><text:span text:style-name="T7">permet de copier des fichiers/dossiers de manière récursives.</text:span></text:p>
      <text:p text:style-name="P9"><text:span text:style-name="T7">L’argument -P permet de spécifié le port de la machine distance pour la connection ssh.</text:span></text:p>
      <text:p text:style-name="P9"><text:span text:style-name="T7">La commande scp fonction dans les deux sens, a savoir, du client vers le serveur et du serveur vers le client.</text:span></text:p>
      <text:h text:style-name="Heading_20_3" text:outline-level="3">Monter un dossier partagé en ssh <text:span text:style-name="T8">(sshfs)</text:span></text:h>
      <text:p text:style-name="P11">SSHFS permet de monter un répertoire d'une machine Linux sur une autre, de la même manière que l'on peut monter un répertoire SMB entre deux machines.</text:p>
      <text:p text:style-name="P11">Le client le verra instantanément et il pourra agir dessus comme s’il s'agissait d'un répertoire local.</text:p>
      <text:p text:style-name="P11">1. Installer sshfs sur les deux machines</text:p>
      <text:p text:style-name="Code"># apt install sshfs</text:p>
      <text:p text:style-name="P11">2. Créer le dossier de partage sur la machine locale (dans <text:span text:style-name="T3">/mnt</text:span>)</text:p>
      <text:p text:style-name="Code"># mdkir /mnt/<text:span text:style-name="T9">nom_</text:span>dossier</text:p>
      <text:p text:style-name="P11">3. Crééer le point de montage</text:p>
      <text:p text:style-name="Code"># sshfs -p <text:span text:style-name="T9">port</text:span> <text:a xlink:type="simple" xlink:href="mailto:nom_user@ip_server_ssh" text:style-name="Internet_20_link" text:visited-style-name="Visited_20_Internet_20_Link"><text:span text:style-name="T9">nom_user</text:span></text:a><text:a xlink:type="simple" xlink:href="mailto:nom_user@ip_server_ssh" text:style-name="Internet_20_link" text:visited-style-name="Visited_20_Internet_20_Link">@</text:a><text:a xlink:type="simple" xlink:href="mailto:nom_user@ip_server_ssh" text:style-name="Internet_20_link" text:visited-style-name="Visited_20_Internet_20_Link"><text:span text:style-name="T9">ip_server_ssh</text:span></text:a>:/<text:span text:style-name="T9">path</text:span>/<text:span text:style-name="T9">to</text:span>/<text:span text:style-name="T9">share</text:span>/<text:span text:style-name="T9">folder</text:span>/</text:p>
      <text:p text:style-name="P11">Le dossier (précedemment créer) /mnt/nom_dossier contient a présent les fichiers du dossier partagé du server.</text:p>
      <text:p text:style-name="P11"/>
      <text:p text:style-name="P11"/>
      <text:p text:style-name="P11"><text:soft-page-break/>La commande mount permet de voir que le point de montage a bien été crée.</text:p>
      <text:p text:style-name="Citation">vpannier@90.79.102.92:/home/vpannier/Documents on /mnt/docs type fuse.sshfs (rw,nosuid,nodev,relatime,user_id=1000,group_id=1000)</text:p>
      <text:p text:style-name="P11">4. Démonter le point de montage</text:p>
      <text:p text:style-name="P11">Une fois nos opérations terminées, il est recommandé de démonter le montage effectué. C’est-à-dire de couper la liaison SSHFS entre les deux machines.</text:p>
      <text:p text:style-name="Code"># umount /mnt/<text:span text:style-name="T9">nom_doss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Charter1"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Bitstream Charter1" fo:font-family="'Bitstream Chart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loext:graphic-properties draw:fill="solid" draw:fill-color="#cccccc" draw:fill-image-width="0cm" draw:fill-image-height="0cm"/>
      <style:paragraph-properties fo:background-color="#cccccc" style:writing-mode="page"/>
      <style:text-properties officeooo:rsid="0014d051" fo:background-color="#cccccc" style:font-size-asian="10.5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te"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itation" style:family="paragraph" style:parent-style-name="Text_20_body">
      <loext:graphic-properties draw:fill="solid" draw:fill-color="#eeeeee" draw:fill-image-width="0cm" draw:fill-image-height="0cm"/>
      <style:paragraph-properties fo:background-color="#eeeeee" style:writing-mode="page"/>
      <style:text-properties style:font-name="Bitstream Charter" fo:font-family="'Bitstream Charter'" style:font-pitch="variable" fo:font-size="10pt"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0:04:27.947178213</meta:creation-date>
    <dc:date>2018-01-18T13:33:14.320928766</dc:date>
    <meta:editing-duration>PT13M23S</meta:editing-duration>
    <meta:editing-cycles>2</meta:editing-cycles>
    <meta:generator>LibreOffice/5.2.7.2$Linux_X86_64 LibreOffice_project/20m0$Build-2</meta:generator>
    <meta:document-statistic meta:table-count="0" meta:image-count="0" meta:object-count="0" meta:page-count="3" meta:paragraph-count="44" meta:word-count="609" meta:character-count="3791" meta:non-whitespace-character-count="3226"/>
  </office:meta>
</office:document-meta>
</file>